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0d2ca4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0d2ca4" style:font-size-asian="12pt" style:font-weight-asian="normal" style:font-name-complex="Times New Roman1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0d2ca4"/>
    </style:style>
    <style:style style:name="P13" style:family="paragraph" style:parent-style-name="Standard">
      <style:paragraph-properties fo:margin-left="0.2929in" fo:margin-right="0in" fo:text-indent="-0.2937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5" style:family="paragraph" style:parent-style-name="Standard">
      <style:paragraph-properties fo:margin-left="0.2819in" fo:margin-right="0in" fo:text-indent="-0.2827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text-properties officeooo:paragraph-rsid="000f56ac"/>
    </style:style>
    <style:style style:name="P1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font-weight="normal" officeooo:rsid="000d2ca4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8pt" fo:font-weight="normal" style:font-size-asian="8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9">Dichiarazione sostitutiva di certificazione </text:p>
      <text:p text:style-name="P5">(Art. 46 T.U. 28-12-2000 n.445)</text:p>
      <text:p text:style-name="P1"/>
      <text:p text:style-name="P16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6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text:s/></text:span></text:p>
      <text:p text:style-name="P16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4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1"/>
      <text:p text:style-name="P13"><text:span text:style-name="T2">di essere iscritt</text:span><text:span text:style-name="T3">{%= @oa %}</text:span><text:span text:style-name="T2"> nel seguente albo o elenco tenuto dalla Pubblica <text:s text:c="6"/>Amministrazione: <text:s/>. . . . . . . . . . . . . . . . . . . . . . . . . . . . . . . . . . . . . . . . . . . . . . . . . . . . . . . . . </text:span></text:p>
      <text:p text:style-name="P15"><text:s text:c="6"/>registrato presso <text:s text:c="2"/>. . . . . . . . . . . . . . . . . . . . . . . . . . . . . . . . . . . . . . . . . . . . . . . . . . . . . . . . . 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4"/>
      <text:p text:style-name="P1"/>
      <text:p text:style-name="P12"><text:span text:style-name="T4">……………………………, <text:s/></text:span><text:span text:style-name="T6">li <text:s/>{%= @data %}</text:span></text:p>
      <text:p text:style-name="P11"><text:span text:style-name="T2"><text:s text:c="18"/></text:span><text:span text:style-name="T5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5</meta:editing-cycles>
    <meta:editing-duration>PT13M9S</meta:editing-duration>
    <dc:date>2020-11-20T09:08:21.948163853</dc:date>
    <meta:document-statistic meta:table-count="0" meta:image-count="0" meta:object-count="0" meta:page-count="1" meta:paragraph-count="15" meta:word-count="324" meta:character-count="1757" meta:non-whitespace-character-count="1401"/>
  </office:meta>
</office:document-meta>
</file>